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ugust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31">
            <text:p>13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4">
            <text:p>34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84">
            <text:p>84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501">
            <text:p>501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31">
            <text:p>3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65">
            <text:p>16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38">
            <text:p>638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043">
            <text:p>1043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544">
            <text:p>1544</text:p>
          </table:table-cell>
          <table:table-cell table:style-name="ce22" office:value-type="float" office:value="71">
            <text:p>7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